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Contents">
      <style:paragraph-properties fo:margin-left="0in" fo:margin-right="0in" fo:margin-top="0in" fo:margin-bottom="0.1965in" loext:contextual-spacing="false" fo:text-align="start" style:justify-single-word="false" fo:orphans="2" fo:widows="2" fo:text-indent="0in" style:auto-text-indent="false"/>
      <style:text-properties officeooo:paragraph-rsid="0014d736"/>
    </style:style>
    <style:style style:name="P2" style:family="paragraph" style:parent-style-name="List_20_Contents">
      <style:paragraph-properties fo:margin-left="0in" fo:margin-right="0in" fo:margin-top="0in" fo:margin-bottom="0.1965in" loext:contextual-spacing="false" fo:text-align="start" style:justify-single-word="false" fo:orphans="2" fo:widows="2" fo:text-indent="0in" style:auto-text-indent="false"/>
      <style:text-properties officeooo:rsid="0015dc91" officeooo:paragraph-rsid="0015dc91"/>
    </style:style>
    <style:style style:name="P3" style:family="paragraph" style:parent-style-name="List_20_Contents">
      <style:paragraph-properties fo:margin-left="0in" fo:margin-right="0in" fo:margin-top="0in" fo:margin-bottom="0.1965in" loext:contextual-spacing="false" fo:text-align="start" style:justify-single-word="false" fo:orphans="2" fo:widows="2" fo:text-indent="0in" style:auto-text-indent="false"/>
      <style:text-properties fo:font-weight="bold" officeooo:paragraph-rsid="0014d736" style:font-weight-asian="bold" style:font-weight-complex="bold"/>
    </style:style>
    <style:style style:name="P4" style:family="paragraph" style:parent-style-name="List_20_Heading">
      <style:paragraph-properties fo:margin-left="0in" fo:margin-right="0in" fo:margin-top="0in" fo:margin-bottom="0.1965in" loext:contextual-spacing="false" fo:text-align="start" style:justify-single-word="false" fo:orphans="2" fo:widows="2" fo:text-indent="0in" style:auto-text-indent="false"/>
      <style:text-properties officeooo:paragraph-rsid="0014d736"/>
    </style:style>
    <style:style style:name="P5" style:family="paragraph" style:parent-style-name="Preformatted_20_Text">
      <style:paragraph-properties fo:margin-left="0in" fo:margin-right="0in" fo:margin-top="0in" fo:margin-bottom="0in" loext:contextual-spacing="false" fo:text-indent="0in" style:auto-text-indent="false"/>
    </style:style>
    <style:style style:name="P6" style:family="paragraph" style:parent-style-name="Preformatted_20_Text">
      <style:paragraph-properties fo:margin-left="0in" fo:margin-right="0in" fo:margin-top="0in" fo:margin-bottom="0in" loext:contextual-spacing="false" fo:text-indent="0in" style:auto-text-indent="false"/>
      <style:text-properties fo:color="#650953" fo:font-weight="bold" style:font-weight-asian="bold" style:font-weight-complex="bold"/>
    </style:style>
    <style:style style:name="P7" style:family="paragraph" style:parent-style-name="Standard">
      <style:text-properties fo:font-weight="bold" style:font-weight-asian="bold" style:font-weight-complex="bold"/>
    </style:style>
    <style:style style:name="T1" style:family="text">
      <style:text-properties fo:color="#c0c0c0"/>
    </style:style>
    <style:style style:name="T2" style:family="text">
      <style:text-properties fo:color="#c0c0c0" fo:background-color="#f6f9d4" loext:char-shading-value="0"/>
    </style:style>
    <style:style style:name="T3" style:family="text">
      <style:text-properties fo:color="#c0c0c0" fo:background-color="#f6f9d4" loext:char-shading-value="0"/>
    </style:style>
    <style:style style:name="T4" style:family="text">
      <style:text-properties fo:color="#008000"/>
    </style:style>
    <style:style style:name="T5" style:family="text">
      <style:text-properties fo:color="#008000" fo:background-color="#f6f9d4" loext:char-shading-value="0"/>
    </style:style>
    <style:style style:name="T6" style:family="text">
      <style:text-properties fo:color="#008000" fo:background-color="#f6f9d4" loext:char-shading-value="0"/>
    </style:style>
    <style:style style:name="T7" style:family="text">
      <style:text-properties fo:color="#000080"/>
    </style:style>
    <style:style style:name="T8" style:family="text">
      <style:text-properties fo:color="#c09050"/>
    </style:style>
    <style:style style:name="T9" style:family="text">
      <style:text-properties fo:font-weight="normal" style:font-weight-asian="normal" style:font-weight-complex="normal"/>
    </style:style>
    <style:style style:name="T1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000000" style:font-name="Liberation Serif" fo:font-size="12pt" fo:letter-spacing="normal" fo:font-style="normal" style:font-size-asian="12pt" style:font-size-complex="12pt"/>
    </style:style>
    <style:style style:name="T1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background-color="#ffff00" loext:char-shading-value="0"/>
    </style:style>
    <style:style style:name="T14" style:family="text">
      <style:text-properties fo:background-color="#ffff00" loext:char-shading-value="0"/>
    </style:style>
    <style:style style:name="T15" style:family="text">
      <style:text-properties officeooo:rsid="0015dc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ttps://gcc.gnu.org/onlinedocs/gcc/ARM-Options.html</text:p>
      <text:p text:style-name="P5"><text:span text:style-name="T4"/></text:p>
      <text:p text:style-name="P5"><text:span text:style-name="T4">-mcpu=cortex-m7</text:span><text:span text:style-name="T1"> </text:span></text:p>
      <text:p text:style-name="P5"><text:span text:style-name="T1"><text:s text:c="4"/></text:span><text:span text:style-name="T4">-T</text:span><text:span text:style-name="T1"> </text:span><text:span text:style-name="T7">${</text:span><text:span text:style-name="T8">CMAKE_SOURCE_DIR</text:span><text:span text:style-name="T7">}</text:span><text:span text:style-name="T4">/../2_ips2/ips_sc4_pdo/STM32H753IITX_FLASH.ld</text:span><text:span text:style-name="T1"> </text:span></text:p>
      <text:p text:style-name="P5"><text:span text:style-name="T1"><text:s text:c="4"/></text:span><text:span text:style-name="T4">-T</text:span><text:span text:style-name="T1"> </text:span><text:span text:style-name="T7">${</text:span><text:span text:style-name="T8">CMAKE_SOURCE_DIR</text:span><text:span text:style-name="T7">}</text:span><text:span text:style-name="T4">/../2_ips2/ips_sc4_pdo/STM32H753IITX_RAM.ld</text:span><text:span text:style-name="T1"> </text:span></text:p>
      <text:p text:style-name="P5"><text:span text:style-name="T1"><text:s text:c="4"/></text:span><text:span text:style-name="T4">--specs=nosys.specs</text:span><text:span text:style-name="T1"> </text:span></text:p>
      <text:p text:style-name="P5"><text:span text:style-name="T1"><text:s text:c="4"/></text:span><text:span text:style-name="T4">-Wl,--gc-sections</text:span><text:span text:style-name="T1"> </text:span></text:p>
      <text:p text:style-name="P5"><text:span text:style-name="T1"><text:s text:c="4"/></text:span><text:span text:style-name="T4">-static</text:span><text:span text:style-name="T1"> </text:span></text:p>
      <text:p text:style-name="P5"><text:span text:style-name="T1"><text:s text:c="4"/></text:span><text:span text:style-name="T4">--specs=nano.specs</text:span><text:span text:style-name="T1"> </text:span></text:p>
      <text:p text:style-name="P5"><text:span text:style-name="T1"><text:s text:c="4"/></text:span><text:span text:style-name="T4">-mfpu=fpv5-d16</text:span><text:span text:style-name="T1"> </text:span></text:p>
      <text:p text:style-name="P5"><text:span text:style-name="T1"><text:s text:c="4"/></text:span><text:span text:style-name="T6">-mfloat-abi=hard</text:span><text:span text:style-name="T3"> </text:span></text:p>
      <text:p text:style-name="P5"><text:span text:style-name="T1"><text:s text:c="4"/></text:span><text:span text:style-name="T4">-mthumb</text:span></text:p>
      <text:p text:style-name="P5"><text:span text:style-name="T1"><text:s text:c="4"/></text:span><text:span text:style-name="T4">-Wl,--start-group</text:span><text:span text:style-name="T1"> </text:span></text:p>
      <text:p text:style-name="P5"><text:span text:style-name="T1"><text:s text:c="4"/></text:span><text:span text:style-name="T4">-lc</text:span><text:span text:style-name="T1"> </text:span></text:p>
      <text:p text:style-name="P5"><text:span text:style-name="T1"><text:s text:c="4"/></text:span><text:span text:style-name="T4">-lm</text:span><text:span text:style-name="T1"> </text:span></text:p>
      <text:p text:style-name="P5"><text:span text:style-name="T1"><text:s text:c="4"/></text:span><text:span text:style-name="T4">-Wl,--end-group</text:span><text:span text:style-name="T1"> </text:span></text:p>
      <text:p text:style-name="Standard"/>
      <text:p text:style-name="Standard"/>
      <text:p text:style-name="Standard"/>
      <text:p text:style-name="Standard"/>
      <text:p text:style-name="Standard">-m <text:s/>options are defined for the ARM port:</text:p>
      <text:p text:style-name="P7">-mabi=name</text:p>
      <text:p text:style-name="Standard">Generate code for the specified ABI. Permissible values are: ‘apcs-gnu’, ‘atpcs’, ‘aapcs’, ‘aapcs-linux’ and ‘iwmmxt’.</text:p>
      <text:p text:style-name="Standard"/>
      <text:p text:style-name="P7">-mthumb-interwork</text:p>
      <text:p text:style-name="Standard">Generate code that supports calling between the ARM and Thumb instruction sets. Without this option, on pre-v5 architectures, the two instruction sets cannot be reliably used inside one program. The default is -mno-thumb-interwork, since slightly larger code is generated when -mthumb-interwork is specified. In AAPCS configurations this option is meaningless.</text:p>
      <text:p text:style-name="Standard"/>
      <text:p text:style-name="P7">-mfloat-abi=name</text:p>
      <text:p text:style-name="Standard">Specifies which floating-point ABI to use. Permissible values are: ‘soft’, ‘softfp’ and ‘hard’.</text:p>
      <text:p text:style-name="Standard">Specifying ‘soft’ causes GCC to generate output containing library calls for floating-point operations. ‘softfp’ allows the generation of code using hardware floating-point instructions, but still uses the soft-float calling conventions. ‘hard’ allows generation of floating-point instructions and uses FPU-specific calling conventions.</text:p>
      <text:p text:style-name="Standard">The default depends on the specific target configuration. Note that the hard-float and soft-float ABIs are not link-compatible; you must compile your entire program with the same ABI, and link with a compatible set of libraries.</text:p>
      <text:p text:style-name="Standard"/>
      <text:p text:style-name="P7">-mgeneral-regs-only</text:p>
      <text:p text:style-name="Standard">Generate code which uses only the general-purpose registers. This will prevent the compiler from using floating-point and Advanced SIMD registers but will not impose any restrictions on the assembler.</text:p>
      <text:p text:style-name="Standard"/>
      <text:p text:style-name="P7">-mlittle-endian</text:p>
      <text:p text:style-name="Standard">Generate code for a processor running in little-endian mode. This is the default for all standard configurations.</text:p>
      <text:p text:style-name="Standard"/>
      <text:p text:style-name="P7">-mbig-endian</text:p>
      <text:p text:style-name="Standard">Generate code for a processor running in big-endian mode; the default is to compile code for a little-endian processor.</text:p>
      <text:p text:style-name="Standard"/>
      <text:p text:style-name="Standard"/>
      <text:p text:style-name="P7"><text:soft-page-break/>-march=name[+extension…]</text:p>
      <text:p text:style-name="Standard">This specifies the name of the target ARM architecture. GCC uses this name to determine what kind of instructions it can emit when generating assembly code. This option can be used in conjunction with or instead of the -mcpu= option.</text:p>
      <text:p text:style-name="Standard">Permissible names are: ‘armv4t’, ‘armv5t’, ‘armv5te’, ‘armv6’, ‘armv6j’, ‘armv6k’, ‘armv6kz’, ‘armv6t2’, ‘armv6z’, ‘armv6zk’, ‘armv7’, ‘armv7-a’, ‘armv7ve’, ‘armv8-a’, ‘armv8.1-a’, ‘armv8.2-a’, ‘armv8.3-a’, ‘armv8.4-a’, ‘armv8.5-a’, ‘armv8.6-a’, ‘armv9-a’, ‘armv7-r’, ‘armv8-r’, ‘armv6-m’, ‘armv6s-m’, ‘armv7-m’, ‘armv7e-m’, ‘armv8-m.base’, ‘armv8-m.main’, ‘armv8.1-m.main’, ‘armv9-a’, ‘iwmmxt’ and ‘iwmmxt2’.</text:p>
      <text:p text:style-name="Standard">Additionally, the following architectures, which lack support for the Thumb execution state, are recognized but support is deprecated: ‘armv4’.</text:p>
      <text:p text:style-name="Standard"><text:span text:style-name="T14">Many of the architectures support extensions</text:span>. These can be added by appending ‘+extension’ to the architecture name. Extension options are processed in order and capabilities accumulate. An extension will also enable any necessary base extensions upon which it depends. For example, the ‘+crypto’ extension will always enable the ‘+simd’ extension. The exception to the additive construction is for extensions that are prefixed with ‘+no…’: these extensions disable the specified option and any other extensions that may depend on the presence of that extension.</text:p>
      <text:p text:style-name="Standard"><text:span text:style-name="Source_20_Text"><text:span text:style-name="T12">For example, ‘-march=armv7-a+simd+nofp+vfpv4’ is equivalent to writing ‘-march=armv7-a+vfpv4’ since the ‘+simd’ option is entirely disabled by the ‘+nofp’ option that follows it.</text:span></text:span></text:p>
      <text:p text:style-name="P1">Most extension names are generically named, but have an effect that is dependent upon the architecture to which it is applied. For example, the ‘+simd’ option can be applied to both ‘armv7-a’ and ‘armv8-a’ architectures, but will enable the original ARMv7-A Advanced SIMD (Neon) extensions for ‘armv7-a’ and the ARMv8-A variant for ‘armv8-a’. The table below lists the supported extensions for each architecture. Architectures not mentioned do not support any extensions. <text:s/><text:span text:style-name="T15">(см на сайте далее. . .)</text:span></text:p>
      <text:p text:style-name="P3">-mtune=name</text:p>
      <text:p text:style-name="P1">This option specifies the name of the target ARM processor for which GCC should tune the performance of the code. For some ARM implementations better performance can be obtained by using this option. Permissible names are: ‘arm7tdmi’, ‘arm7tdmi-s’, ‘arm710t’, ‘arm720t’, ‘arm740t’, ‘strongarm’, ‘strongarm110’, ‘strongarm1100’, ‘strongarm1110’, ‘arm8’, ‘arm810’, ‘arm9’, ‘arm9e’, ‘arm920’, ‘arm920t’, ‘arm922t’, ‘arm946e-s’, ‘arm966e-s’, ‘arm968e-s’, ‘arm926ej-s’, ‘arm940t’, ‘arm9tdmi’, ‘arm10tdmi’, ‘arm1020t’, ‘arm1026ej-s’, ‘arm10e’, ‘arm1020e’, ‘arm1022e’, ‘arm1136j-s’, ‘arm1136jf-s’, ‘mpcore’, ‘mpcorenovfp’, ‘arm1156t2-s’, ‘arm1156t2f-s’, ‘arm1176jz-s’, ‘arm1176jzf-s’, ‘generic-armv7-a’, ‘cortex-a5’, ‘cortex-a7’, ‘cortex-a8’, ‘cortex-a9’, ‘cortex-a12’, ‘cortex-a15’, ‘cortex-a17’, ‘cortex-a32’, ‘cortex-a35’, ‘cortex-a53’, ‘cortex-a55’, ‘cortex-a57’, ‘cortex-a72’, ‘cortex-a73’, ‘cortex-a75’, ‘cortex-a76’, ‘cortex-a76ae’, ‘cortex-a77’, ‘cortex-a78’, ‘cortex-a78ae’, ‘cortex-a78c’, ‘cortex-a710’, ‘ares’, ‘cortex-r4’, ‘cortex-r4f’, ‘cortex-r5’, ‘cortex-r7’, ‘cortex-r8’, ‘cortex-r52’, ‘cortex-r52plus’, ‘cortex-m0’, ‘cortex-m0plus’, ‘cortex-m1’, ‘cortex-m3’, ‘cortex-m4’, ‘cortex-m7’, ‘cortex-m23’, ‘cortex-m33’, ‘cortex-m35p’, ‘cortex-m55’, ‘cortex-x1’, ‘cortex-m1.small-multiply’, ‘cortex-m0.small-multiply’, ‘cortex-m0plus.small-multiply’, ‘exynos-m1’, ‘marvell-pj4’, ‘neoverse-n1’, ‘neoverse-n2’, ‘neoverse-v1’, ‘xscale’, ‘iwmmxt’, ‘iwmmxt2’, ‘ep9312’, ‘fa526’, ‘fa626’, ‘fa606te’, ‘fa626te’, ‘fmp626’, ‘fa726te’, ‘xgene1’.</text:p>
      <text:p text:style-name="P1">Additionally, this option can specify that GCC should tune the performance of the code for a big.LITTLE system. Permissible names are: ‘cortex-a15.cortex-a7’, ‘cortex-a17.cortex-a7’, ‘cortex-a57.cortex-a53’, ‘cortex-a72.cortex-a53’, ‘cortex-a72.cortex-a35’, ‘cortex-a73.cortex-a53’, ‘cortex-a75.cortex-a55’, ‘cortex-a76.cortex-a55’.</text:p>
      <text:p text:style-name="P1"/>
      <text:p text:style-name="P1"><text:soft-page-break/>-mtune=generic-arch specifies that GCC should tune the performance for a blend of processors within architecture arch. The aim is to generate code that run well on the current most popular processors, balancing between optimizations that benefit some CPUs in the range, and avoiding performance pitfalls of other CPUs. The effects of this option may change in future GCC versions as CPU models come and go.</text:p>
      <text:p text:style-name="P1">-mtune permits the same extension options as -mcpu, but the extension options do not affect the tuning of the generated code.</text:p>
      <text:p text:style-name="P1">-mtune=native causes the compiler to auto-detect the CPU of the build computer. At present, this feature is only supported on GNU/Linux, and not all architectures are recognized. If the auto-detect is unsuccessful the option has no effect.</text:p>
      <text:p text:style-name="P3">-mcpu=name[+extension…]</text:p>
      <text:p text:style-name="P1">This specifies the name of the target ARM processor. GCC uses this name to derive the name of the target ARM architecture (as if specified by -march) and the ARM processor type for which to tune for performance (as if specified by -mtune). Where this option is used in conjunction with -march or -mtune, those options take precedence over the appropriate part of this option.</text:p>
      <text:p text:style-name="P1">Many of the supported CPUs implement optional architectural extensions. Where this is so the architectural extensions are normally enabled by default. If implementations that lack the extension exist, then the extension syntax can be used to disable those extensions that have been omitted. For floating-point and Advanced SIMD (Neon) instructions, the settings of the options -mfloat-abi and -mfpu must also be considered: floating-point and Advanced SIMD instructions will only be used if -mfloat-abi is not set to ‘soft’; and any setting of -mfpu other than ‘auto’ will override the available floating-point and SIMD extension instructions.</text:p>
      <text:p text:style-name="P1">For example, ‘cortex-a9’ can be found in three major configurations: integer only, with just a floating-point unit or with floating-point and Advanced SIMD. The default is to enable all the instructions, but the extensions ‘+nosimd’ and ‘+nofp’ can be used to disable just the SIMD or both the SIMD and floating-point instructions respective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4:31:58.775626664</meta:creation-date>
    <meta:generator>LibreOffice/6.4.7.2$Linux_X86_64 LibreOffice_project/40$Build-2</meta:generator>
    <dc:date>2022-01-26T15:43:11.333451877</dc:date>
    <meta:editing-duration>PT1H59S</meta:editing-duration>
    <meta:editing-cycles>7</meta:editing-cycles>
    <meta:document-statistic meta:table-count="0" meta:image-count="0" meta:object-count="0" meta:page-count="3" meta:paragraph-count="47" meta:word-count="1035" meta:character-count="8179" meta:non-whitespace-character-count="7129"/>
  </office:meta>
</office:document-meta>
</file>